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'Lucida Console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060a0" style:font-name="Monaco" fo:font-size="10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060a0" style:font-name="Monaco" fo:font-size="10.5pt" fo:letter-spacing="normal" fo:font-style="normal" fo:font-weight="normal" officeooo:rsid="0004ceb4" loext:padding="0cm" loext:border="none"/>
    </style:style>
    <style:style style:name="T3" style:family="text">
      <style:text-properties fo:font-variant="normal" fo:text-transform="none" fo:color="#000000" style:font-name="Monaco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Monaco" fo:font-size="10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80a0" style:font-name="Monaco" fo:font-size="10.5pt" fo:letter-spacing="normal" fo:font-style="normal" fo:font-weight="normal" loext:padding="0cm" loext:border="none"/>
    </style:style>
    <style:style style:name="T7" style:family="text">
      <style:text-properties officeooo:rsid="0004ce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sudo</text:span><text:span text:style-name="T4"> </text:span><text:span text:style-name="T3">apt </text:span><text:span text:style-name="T1">install</text:span><text:span text:style-name="T4"> </text:span><text:span text:style-name="T3">openjdk-</text:span><text:span text:style-name="T6">11</text:span><text:span text:style-name="T3">-jdk</text:span></text:p>
      <text:p text:style-name="P1"><text:span text:style-name="T1">sudo </text:span><text:span text:style-name="T3">add-apt-repository ppa:maarten-fonville</text:span><text:span text:style-name="T4">/</text:span><text:span text:style-name="T3">android-studio</text:span></text:p>
      <text:p text:style-name="Standard">sudo apt install android-studio</text:p>
      <text:p text:style-name="Standard"/>
      <text:p text:style-name="Standard"/>
      <text:p text:style-name="Standard"/>
      <text:h text:style-name="Heading_20_3" text:outline-level="3"><text:span text:style-name="T4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'Lucida Console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09:49:27.965640001</meta:creation-date>
    <dc:date>2022-03-05T09:54:16.825164751</dc:date>
    <meta:editing-duration>PT4M49S</meta:editing-duration>
    <meta:editing-cycles>1</meta:editing-cycles>
    <meta:document-statistic meta:table-count="0" meta:image-count="0" meta:object-count="0" meta:page-count="1" meta:paragraph-count="3" meta:word-count="11" meta:character-count="121" meta:non-whitespace-character-count="113"/>
    <meta:generator>LibreOffice/6.4.7.2$Linux_X86_64 LibreOffice_project/40$Build-2</meta:generator>
  </office:meta>
</office:document-meta>
</file>